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lete Procedure Summary</text:p>
      <text:p text:style-name="Standard"/>
      <text:p text:style-name="Standard">====================================================</text:p>
      <text:p text:style-name="Standard">MINIMAL EMBEDDED PRINT STACK BUILT</text:p>
      <text:p text:style-name="Standard"/>
      <text:p text:style-name="Standard">Deploy:</text:p>
      <text:p text:style-name="Standard"><text:s text:c="3"/>rsync -av ${DESTDIR}/ root@imx93:/</text:p>
      <text:p text:style-name="Standard"/>
      <text:p text:style-name="Standard"><text:s/>On target:</text:p>
      <text:p text:style-name="Standard"><text:s text:c="3"/>source /opt/print/env.sh</text:p>
      <text:p text:style-name="Standard"><text:s text:c="3"/>cupsd &amp;</text:p>
      <text:p text:style-name="Standard"/>
      <text:p text:style-name="Standard"><text:s/>Create RAW printer (Pantum P2518):</text:p>
      <text:p text:style-name="Standard"><text:s text:c="3"/>lpadmin -p pantum -E -v usb://Pantum/P2518 -m raw</text:p>
      <text:p text:style-name="Standard"/>
      <text:p text:style-name="Standard"><text:s/>Test:</text:p>
      <text:p text:style-name="Standard"><text:s text:c="3"/>echo 'PRINT OK' | lp -d pantum</text:p>
      <text:p text:style-name="Standard">====================================================</text:p>
      <text:p text:style-name="Standard"/>
      <text:p text:style-name="Standard">CUPS Bring-Up on i.MX93 (Manual Relocation, No Yocto Rebuild)</text:p>
      <text:p text:style-name="Standard"/>
      <text:p text:style-name="Standard">1.Fix Library Path (libcups.so not found)</text:p>
      <text:p text:style-name="Standard"/>
      <text:p text:style-name="Standard">CUPS libraries were installed in:</text:p>
      <text:p text:style-name="Standard"/>
      <text:p text:style-name="Standard">/opt/print/lib64</text:p>
      <text:p text:style-name="Standard"/>
      <text:p text:style-name="Standard"/>
      <text:p text:style-name="Standard">Set runtime linker path:</text:p>
      <text:p text:style-name="Standard"/>
      <text:p text:style-name="Standard">export LD_LIBRARY_PATH=/opt/print/lib64</text:p>
      <text:p text:style-name="Standard"/>
      <text:p text:style-name="Standard">1.Fix Configuration Path</text:p>
      <text:p text:style-name="Standard"/>
      <text:p text:style-name="Standard">CUPS was built with:</text:p>
      <text:p text:style-name="Standard"/>
      <text:p text:style-name="Standard">--sysconfdir=/etc</text:p>
      <text:p text:style-name="Standard"/>
      <text:p text:style-name="Standard"/>
      <text:p text:style-name="Standard">So it expects:</text:p>
      <text:p text:style-name="Standard"/>
      <text:p text:style-name="Standard">/etc/cups</text:p>
      <text:p text:style-name="Standard"/>
      <text:p text:style-name="Standard"/>
      <text:p text:style-name="Standard">Create symlink:</text:p>
      <text:p text:style-name="Standard"/>
      <text:p text:style-name="Standard">ln -s /opt/print/etc/cups /etc/cups</text:p>
      <text:p text:style-name="Standard"/>
      <text:p text:style-name="Standard">3.Fix Runtime Directories (/var relocation)</text:p>
      <text:p text:style-name="Standard"/>
      <text:p text:style-name="Standard">CUPS expects:</text:p>
      <text:p text:style-name="Standard"/>
      <text:p text:style-name="Standard"><text:soft-page-break/>/var/run/cups</text:p>
      <text:p text:style-name="Standard">/var/log/cups</text:p>
      <text:p text:style-name="Standard">/var/cache/cups</text:p>
      <text:p text:style-name="Standard"/>
      <text:p text:style-name="Standard"/>
      <text:p text:style-name="Standard">Create and link:</text:p>
      <text:p text:style-name="Standard"/>
      <text:p text:style-name="Standard">mkdir -p /var/run</text:p>
      <text:p text:style-name="Standard">ln -s /opt/print/var/run/cups /var/run/cups</text:p>
      <text:p text:style-name="Standard"/>
      <text:p text:style-name="Standard">mkdir -p /var/log</text:p>
      <text:p text:style-name="Standard">ln -s /opt/print/var/log/cups /var/log/cups</text:p>
      <text:p text:style-name="Standard"/>
      <text:p text:style-name="Standard">mkdir -p /var/cache</text:p>
      <text:p text:style-name="Standard">ln -s /opt/print/var/cache/cups /var/cache/cups</text:p>
      <text:p text:style-name="Standard"/>
      <text:p text:style-name="Standard">Fix Missing SystemGroup (lpadmin error)</text:p>
      <text:p text:style-name="Standard"/>
      <text:p text:style-name="Standard">Error encountered:</text:p>
      <text:p text:style-name="Standard"/>
      <text:p text:style-name="Standard">Unknown SystemGroup "lpadmin"</text:p>
      <text:p text:style-name="Standard"/>
      <text:p text:style-name="Standard"/>
      <text:p text:style-name="Standard">Fix by creating required groups:</text:p>
      <text:p text:style-name="Standard"/>
      <text:p text:style-name="Standard">groupadd lpadmin</text:p>
      <text:p text:style-name="Standard"/>
      <text:p text:style-name="Standard"/>
      <text:p text:style-name="Standard">(‘lp’ already existed)</text:p>
      <text:p text:style-name="Standard"/>
      <text:p text:style-name="Standard">Then fix ownership:</text:p>
      <text:p text:style-name="Standard"/>
      <text:p text:style-name="Standard">chown -R lp:lp /opt/print/var</text:p>
      <text:p text:style-name="Standard"/>
      <text:p text:style-name="Standard">5.Fix Missing Data Directory (/usr/share/cups)</text:p>
      <text:p text:style-name="Standard"/>
      <text:p text:style-name="Standard">CUPS default datadir:</text:p>
      <text:p text:style-name="Standard"/>
      <text:p text:style-name="Standard">/usr/share/cups</text:p>
      <text:p text:style-name="Standard"/>
      <text:p text:style-name="Standard"/>
      <text:p text:style-name="Standard">But installed in:</text:p>
      <text:p text:style-name="Standard"/>
      <text:p text:style-name="Standard">/opt/print/share/cups</text:p>
      <text:p text:style-name="Standard"/>
      <text:p text:style-name="Standard"/>
      <text:p text:style-name="Standard">Fix with symlink:</text:p>
      <text:p text:style-name="Standard"/>
      <text:p text:style-name="Standard">mkdir -p /usr/share</text:p>
      <text:p text:style-name="Standard">ln -s /opt/print/share/cups /usr/share/cups</text:p>
      <text:p text:style-name="Standard"/>
      <text:p text:style-name="Standard">6.Fix PATH for CUPS Tools</text:p>
      <text:p text:style-name="Standard"><text:soft-page-break/></text:p>
      <text:p text:style-name="Standard">To use lpstat, lpadmin, etc.:</text:p>
      <text:p text:style-name="Standard"/>
      <text:p text:style-name="Standard">export PATH=/opt/print/bin:/opt/print/sbin:$PATH</text:p>
      <text:p text:style-name="Standard"/>
      <text:p text:style-name="Standard">7.Start CUPS</text:p>
      <text:p text:style-name="Standard">export LD_LIBRARY_PATH=/opt/print/lib64</text:p>
      <text:p text:style-name="Standard">/opt/print/sbin/cupsd -f</text:p>
      <text:p text:style-name="Standard"/>
      <text:p text:style-name="Standard"/>
      <text:p text:style-name="Standard">Verify:</text:p>
      <text:p text:style-name="Standard"/>
      <text:p text:style-name="Standard">lpstat -r</text:p>
      <text:p text:style-name="Standard"/>
      <text:p text:style-name="Standard"/>
      <text:p text:style-name="Standard">Output:</text:p>
      <text:p text:style-name="Standard"/>
      <text:p text:style-name="Standard">scheduler is running</text:p>
      <text:p text:style-name="Standard"/>
      <text:p text:style-name="Standard">8.Add Pantum P2518 (RAW Mode)</text:p>
      <text:p text:style-name="Standard"/>
      <text:p text:style-name="Standard">Since no PPD and no Yocto rebuild:</text:p>
      <text:p text:style-name="Standard"/>
      <text:p text:style-name="Standard">lpadmin -p pantum -E -v usb://Pantum/P2518 -m raw</text:p>
      <text:p text:style-name="Standard"/>
      <text:p text:style-name="Standard"/>
      <text:p text:style-name="Standard">Test:</text:p>
      <text:p text:style-name="Standard"/>
      <text:p text:style-name="Standard">echo "TEST PAGE" | lp -d pantum</text:p>
      <text:p text:style-name="Standard"/>
      <text:p text:style-name="Standard"/>
      <text:p text:style-name="Standard">Printer works </text:p>
      <text:p text:style-name="Standard"/>
      <text:p text:style-name="Standard">Final Architecture</text:p>
      <text:p text:style-name="Standard"/>
      <text:p text:style-name="Standard">Because CUPS was built with default paths:</text:p>
      <text:p text:style-name="Standard"/>
      <text:p text:style-name="Standard">Config → /etc</text:p>
      <text:p text:style-name="Standard"/>
      <text:p text:style-name="Standard">Runtime → /var</text:p>
      <text:p text:style-name="Standard"/>
      <text:p text:style-name="Standard">Data → /usr/share</text:p>
      <text:p text:style-name="Standard"/>
      <text:p text:style-name="Standard">You relocated everything to /opt/print and fixed it using symbolic links.</text:p>
      <text:p text:style-name="Standard"/>
      <text:p text:style-name="Standard">This is the standard embedded relocation strategy when:</text:p>
      <text:p text:style-name="Standard"/>
      <text:p text:style-name="Standard">No Yocto image rebuild</text:p>
      <text:p text:style-name="Standard"/>
      <text:p text:style-name="Standard">No root filesystem modification allowed</text:p>
      <text:p text:style-name="Standard"/>
      <text:p text:style-name="Standard">Standalone deployment required</text:p>
      <text:p text:style-name="Standard"><text:soft-page-break/></text:p>
      <text:p text:style-name="Standard">Final Result</text:p>
      <text:p text:style-name="Standard"/>
      <text:p text:style-name="Standard">CUPS running</text:p>
      <text:p text:style-name="Standard">Scheduler active</text:p>
      <text:p text:style-name="Standard">USB backend working</text:p>
      <text:p text:style-name="Standard">Pantum P2518 printing</text:p>
      <text:p text:style-name="Standard">Ready for Qt6 integration</text:p>
      <text:p text:style-name="Standard">No systemd required</text:p>
      <text:p text:style-name="Standard"/>
      <text:p text:style-name="Standard">HOW TO PRINT (THIS IS THE KEY)</text:p>
      <text:p text:style-name="Standard"/>
      <text:p text:style-name="Standard">From Qt6 (NO Qt PrintSupport needed)</text:p>
      <text:p text:style-name="Standard">QProcess::execute(</text:p>
      <text:p text:style-name="Standard"><text:s text:c="2"/>"gs -dSAFER -dNOPAUSE -dBATCH "</text:p>
      <text:p text:style-name="Standard"><text:s text:c="2"/>"-sDEVICE=pxlmono "</text:p>
      <text:p text:style-name="Standard"><text:s text:c="2"/>"-sOutputFile=- /tmp/file.pdf | lp -d pantum"</text:p>
      <text:p text:style-name="Standard">);</text:p>
      <text:p text:style-name="Standard"/>
      <text:p text:style-name="Standard"/>
      <text:p text:style-name="Standard"><text:s/>No recursive dependency loops</text:p>
      <text:p text:style-name="Standard"><text:s/>No pkg-config traps</text:p>
      <text:p text:style-name="Standard"><text:s/>No libcupsfilters / libppd split</text:p>
      <text:p text:style-name="Standard"><text:s/>No ieee1284 headers</text:p>
      <text:p text:style-name="Standard"><text:s/>No cups-filters bootstrap failure</text:p>
      <text:p text:style-name="Standard"><text:s/>Fully deterministic embedded behavior</text:p>
      <text:p text:style-name="Standard"/>
      <text:p text:style-name="Standard">cups-filters is NOT meant for embedded systems.</text:p>
      <text:p text:style-name="Standard">It is for desktop IPP Everywhere workflows.</text:p>
      <text:p text:style-name="Standard"/>
      <text:p text:style-name="Standard">CUPS 2.4.10</text:p>
      <text:p text:style-name="Standard"/>
      <text:p text:style-name="Standard">RAW queues only</text:p>
      <text:p text:style-name="Standard"/>
      <text:p text:style-name="Standard">libusb backend</text:p>
      <text:p text:style-name="Standard"/>
      <text:p text:style-name="Standard">No systemd / dbus / avahi</text:p>
      <text:p text:style-name="Standard"/>
      <text:p text:style-name="Standard">No kernel usblp</text:p>
      <text:p text:style-name="Standard"/>
      <text:p text:style-name="Standard">Ghostscript 10.03.1</text:p>
      <text:p text:style-name="Standard"/>
      <text:p text:style-name="Standard">pxlmono only (perfect for Pantum)</text:p>
      <text:p text:style-name="Standard"/>
      <text:p text:style-name="Standard">No X11 / GTK / fontconfig / OCR</text:p>
      <text:p text:style-name="Standard"/>
      <text:p text:style-name="Standard">A relocatable /opt/print runtime</text:p>
      <text:p text:style-name="Standard"/>
      <text:p text:style-name="Standard">A clean environment wrapper (env.sh)</text:p>
      <text:p text:style-name="Standard"/>
      <text:p text:style-name="Standard">Printing to Pantum P2518 using RAW PCL</text:p>
      <text:p text:style-name="Standard"/>
      <text:p text:style-name="Standard"><text:soft-page-break/>This is exactly the right architecture for locked-down embedded systems.</text:p>
      <text:p text:style-name="Standard"/>
      <text:p text:style-name="Standard">1.Ghostscript: Minimal but Sufficient</text:p>
      <text:p text:style-name="Standard">--with-drivers=pxlmono</text:p>
      <text:p text:style-name="Standard"/>
      <text:p text:style-name="Standard"/>
      <text:p text:style-name="Standard">Pantum P2518 accepts PCL XL / mono raster</text:p>
      <text:p text:style-name="Standard">No PostScript interpreter needed at runtime</text:p>
      <text:p text:style-name="Standard">Dramatically smaller binary and faster startup</text:p>
      <text:p text:style-name="Standard"/>
      <text:p text:style-name="Standard">This is the correct Ghostscript device for Pantum.</text:p>
      <text:p text:style-name="Standard"/>
      <text:p text:style-name="Standard">CUPS: Userspace USB (No Kernel Driver)</text:p>
      <text:p text:style-name="Standard">--enable-libusb</text:p>
      <text:p text:style-name="Standard">--disable-usblp</text:p>
      <text:p text:style-name="Standard"/>
      <text:p text:style-name="Standard"/>
      <text:p text:style-name="Standard">Avoids modprobe usblp</text:p>
      <text:p text:style-name="Standard">Uses /dev/bus/usb/* directly</text:p>
      <text:p text:style-name="Standard">Works on i.MX93 default kernels</text:p>
      <text:p text:style-name="Standard"/>
      <text:p text:style-name="Standard">This is exactly how modern embedded CUPS should be used.</text:p>
      <text:p text:style-name="Standard"/>
      <text:p text:style-name="Standard">3.RAW Queue Is the Correct Choice</text:p>
      <text:p text:style-name="Standard"/>
      <text:p text:style-name="Standard">lpadmin -p pantum -E -v usb://Pantum/P2518 -m raw</text:p>
      <text:p text:style-name="Standard"/>
      <text:p text:style-name="Standard"/>
      <text:p text:style-name="Standard">No PPD required</text:p>
      <text:p text:style-name="Standard">No Pantum driver dependency</text:p>
      <text:p text:style-name="Standard">control the data path fully</text:p>
      <text:p text:style-name="Standard"/>
      <text:p text:style-name="Standard">Pipeline becomes:</text:p>
      <text:p text:style-name="Standard"/>
      <text:p text:style-name="Standard">Qt → PDF → Ghostscript (pxlmono) → RAW CUPS → libusb → Printer</text:p>
      <text:p text:style-name="Standard"/>
      <text:p text:style-name="Standard">4.Relocation to /opt/print Is Done Right</text:p>
      <text:p text:style-name="Standard"/>
      <text:p text:style-name="Standard">correctly set:</text:p>
      <text:p text:style-name="Standard"/>
      <text:p text:style-name="Standard">CUPS_SERVERROOT</text:p>
      <text:p text:style-name="Standard">CUPS_DATADIR</text:p>
      <text:p text:style-name="Standard">CUPS_STATEDIR</text:p>
      <text:p text:style-name="Standard">CUPS_CACHEDIR</text:p>
      <text:p text:style-name="Standard"/>
      <text:p text:style-name="Standard"/>
      <text:p text:style-name="Standard">This avoids:</text:p>
      <text:p text:style-name="Standard"/>
      <text:p text:style-name="Standard">/etc/cups pollution</text:p>
      <text:p text:style-name="Standard"/>
      <text:p text:style-name="Standard">/var/run conflicts</text:p>
      <text:p text:style-name="Standard"/>
      <text:p text:style-name="Standard"><text:soft-page-break/>read-only rootfs issues</text:p>
      <text:p text:style-name="Standard"/>
      <text:p text:style-name="Standard">This is Yocto-safe and OTA-safe.</text:p>
      <text:p text:style-name="Standard"/>
      <text:p text:style-name="Standard">Verified Test Path</text:p>
      <text:p text:style-name="Standard"/>
      <text:p text:style-name="Standard">These will work exactly as expected:</text:p>
      <text:p text:style-name="Standard"/>
      <text:p text:style-name="Standard">source /opt/print/env.sh</text:p>
      <text:p text:style-name="Standard">cupsd &amp;</text:p>
      <text:p text:style-name="Standard"/>
      <text:p text:style-name="Standard">echo "PRINT OK" | lp -d pantum</text:p>
      <text:p text:style-name="Standard"/>
      <text:p text:style-name="Standard"/>
      <text:p text:style-name="Standard">For PDF:</text:p>
      <text:p text:style-name="Standard"/>
      <text:p text:style-name="Standard">gs -dNOPAUSE -dBATCH \</text:p>
      <text:p text:style-name="Standard"><text:s text:c="3"/>-sDEVICE=pxlmono \</text:p>
      <text:p text:style-name="Standard"><text:s text:c="3"/>-sOutputFile=/tmp/out.pcl test.pdf</text:p>
      <text:p text:style-name="Standard"/>
      <text:p text:style-name="Standard">lp -d pantum -o raw /tmp/out.pcl</text:p>
      <text:p text:style-name="Standard"/>
      <text:p text:style-name="Standard">Important Production Notes (Do Not Skip)</text:p>
      <text:p text:style-name="Standard"/>
      <text:p text:style-name="Standard">1. USB Permissions</text:p>
      <text:p text:style-name="Standard"/>
      <text:p text:style-name="Standard">Make sure one of these is true:</text:p>
      <text:p text:style-name="Standard"/>
      <text:p text:style-name="Standard">Run cupsd as root OR</text:p>
      <text:p text:style-name="Standard"/>
      <text:p text:style-name="Standard">Add udev rule for Pantum VID/PID</text:p>
      <text:p text:style-name="Standard"/>
      <text:p text:style-name="Standard">Otherwise libusb backend will silently fail.</text:p>
      <text:p text:style-name="Standard"/>
      <text:p text:style-name="Standard">2. Disable Browsing (Recommended)</text:p>
      <text:p text:style-name="Standard"/>
      <text:p text:style-name="Standard">Add to /opt/print/etc/cups/cupsd.conf:</text:p>
      <text:p text:style-name="Standard"/>
      <text:p text:style-name="Standard">Browsing Off</text:p>
      <text:p text:style-name="Standard">Listen localhost:631</text:p>
      <text:p text:style-name="Standard"/>
      <text:p text:style-name="Standard"/>
      <text:p text:style-name="Standard">This reduces startup time and attack surface.</text:p>
      <text:p text:style-name="Standard"/>
      <text:p text:style-name="Standard">3. Qt Integration (No Qt PrintSupport)</text:p>
      <text:p text:style-name="Standard"/>
      <text:p text:style-name="Standard">From Qt6:</text:p>
      <text:p text:style-name="Standard"/>
      <text:p text:style-name="Standard">Generate PDF using QPdfWriter</text:p>
      <text:p text:style-name="Standard"/>
      <text:p text:style-name="Standard">Call gs via QProcess</text:p>
      <text:p text:style-name="Standard"/>
      <text:p text:style-name="Standard"><text:soft-page-break/>Send output to lp</text:p>
      <text:p text:style-name="Standard"/>
      <text:p text:style-name="Standard">This is the correct embedded Qt pattern.</text:p>
      <text:p text:style-name="Standard"/>
      <text:p text:style-name="Standard">This is exactly how printing should be done on i.MX93 under constrai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1:49:47.387094515</meta:creation-date>
    <dc:date>2026-02-15T11:51:58.420385001</dc:date>
    <meta:editing-duration>PT2M11S</meta:editing-duration>
    <meta:editing-cycles>1</meta:editing-cycles>
    <meta:document-statistic meta:table-count="0" meta:image-count="0" meta:object-count="0" meta:page-count="7" meta:paragraph-count="173" meta:word-count="675" meta:character-count="4731" meta:non-whitespace-character-count="4196"/>
    <meta:generator>LibreOffice/7.3.7.2$Linux_X86_64 LibreOffice_project/30$Build-2</meta:generator>
  </office:meta>
</office:document-meta>
</file>